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140000000B412F6B5EF1E228AA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uceCodePro Nerd Font" svg:font-family="'SauceCodePro Nerd Fo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9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outline1" style:list-style-name="L5">
      <style:graphic-properties fo:min-height="8.884cm"/>
      <style:paragraph-properties style:writing-mode="lr-tb"/>
    </style:style>
    <style:style style:name="pr9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text-properties fo:color="#ffffff" style:font-name="SauceCodePro Nerd Font" fo:font-weight="bold"/>
    </style:style>
    <style:style style:name="P2" style:family="paragraph">
      <style:paragraph-properties fo:text-align="center"/>
      <style:text-properties fo:color="#ffffff" style:font-name="SauceCodePro Nerd Font" fo:font-size="36pt" fo:font-weight="bold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SauceCodePro Nerd Font" fo:font-size="36pt" fo:font-weight="bold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SauceCodePro Nerd Font"/>
    </style:style>
    <style:style style:name="P6" style:family="paragraph">
      <style:paragraph-properties fo:text-align="start"/>
      <style:text-properties fo:color="#ffffff" style:font-name="SauceCodePro Nerd Font" fo:font-size="28pt"/>
    </style:style>
    <style:style style:name="P7" style:family="paragraph">
      <loext:graphic-properties draw:fill-color="#ffffff"/>
      <style:paragraph-properties fo:text-align="start"/>
      <style:text-properties fo:color="#ffffff" style:font-name="SauceCodePro Nerd Font" fo:font-size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ffff" style:font-name="SauceCodePro Nerd Font" fo:font-size="28pt"/>
    </style:style>
    <style:style style:name="P10" style:family="paragraph">
      <loext:graphic-properties draw:fill-color="#ffffff"/>
      <style:text-properties fo:color="#ffffff" style:font-name="SauceCodePro Nerd Font" fo:font-size="28pt"/>
    </style:style>
    <style:style style:name="P11" style:family="paragraph">
      <style:paragraph-properties fo:text-align="center"/>
      <style:text-properties fo:color="#ffffff" style:font-name="SauceCodePro Nerd Font" fo:font-size="28pt"/>
    </style:style>
    <style:style style:name="P12" style:family="paragraph">
      <loext:graphic-properties draw:fill-color="#ffffff"/>
      <style:paragraph-properties fo:text-align="center"/>
      <style:text-properties fo:color="#ffffff" style:font-name="SauceCodePro Nerd Font" fo:font-size="28pt"/>
    </style:style>
    <style:style style:name="P13" style:family="paragraph">
      <style:paragraph-properties fo:text-align="start"/>
      <style:text-properties fo:color="#ffffff" style:font-name="SauceCodePro Nerd Font"/>
    </style:style>
    <style:style style:name="P14" style:family="paragraph">
      <loext:graphic-properties draw:fill-color="#ffffff"/>
      <style:paragraph-properties fo:text-align="start"/>
      <style:text-properties fo:color="#ffffff" style:font-name="SauceCodePro Nerd Font"/>
    </style:style>
    <style:style style:name="P15" style:family="paragraph">
      <loext:graphic-properties draw:fill-color="#ffffff"/>
      <style:text-properties fo:color="#ffffff" style:font-name="SauceCodePro Nerd Font"/>
    </style:style>
    <style:style style:name="P16" style:family="paragraph">
      <style:paragraph-properties fo:text-align="center"/>
      <style:text-properties fo:color="#ffffff" style:font-name="SauceCodePro Nerd Font"/>
    </style:style>
    <style:style style:name="P17" style:family="paragraph">
      <style:text-properties fo:color="#ffffff" style:font-name="SauceCodePro Nerd Font" fo:font-size="32pt"/>
    </style:style>
    <style:style style:name="P18" style:family="paragraph">
      <style:text-properties fo:color="#ffffff" style:font-name="SauceCodePro Nerd Font" fo:font-size="40pt"/>
    </style:style>
    <style:style style:name="P19" style:family="paragraph">
      <loext:graphic-properties draw:fill-color="#ffffff"/>
      <style:paragraph-properties fo:text-align="center"/>
      <style:text-properties fo:color="#ffffff" style:font-name="SauceCodePro Nerd Font"/>
    </style:style>
    <style:style style:name="P20" style:family="paragraph">
      <style:paragraph-properties fo:margin-left="0cm" fo:margin-right="0cm" fo:margin-top="0.499cm" fo:margin-bottom="0cm" fo:text-indent="0cm"/>
      <style:text-properties fo:color="#ffffff" style:font-name="SauceCodePro Nerd Font"/>
    </style:style>
    <style:style style:name="P21" style:family="paragraph">
      <style:text-properties fo:color="#ffffff" style:font-name="SauceCodePro Nerd Font" fo:font-size="40pt" style:font-size-asian="40pt" style:font-size-complex="40pt"/>
    </style:style>
    <style:style style:name="P22" style:family="paragraph">
      <style:paragraph-properties fo:text-align="start"/>
      <style:text-properties fo:color="#ffffff" style:font-name="SauceCodePro Nerd Font" fo:font-size="26pt" style:font-size-asian="26pt" style:font-size-complex="26pt"/>
    </style:style>
    <style:style style:name="P23" style:family="paragraph">
      <loext:graphic-properties draw:fill-color="#ffffff"/>
      <style:paragraph-properties fo:text-align="start"/>
      <style:text-properties fo:color="#ffffff" style:font-name="SauceCodePro Nerd Font" fo:font-size="26pt" style:font-size-asian="26pt" style:font-size-complex="26pt"/>
    </style:style>
    <style:style style:name="P24" style:family="paragraph">
      <style:text-properties fo:color="#ffffff" fo:font-size="48pt"/>
    </style:style>
    <style:style style:name="P25" style:family="paragraph">
      <loext:graphic-properties draw:fill-color="#ffffff"/>
      <style:text-properties fo:color="#ffffff" fo:font-size="48pt"/>
    </style:style>
    <style:style style:name="T1" style:family="text">
      <style:text-properties fo:color="#ffffff" style:font-name="SauceCodePro Nerd Font" style:font-size-asian="24pt" style:font-size-complex="24pt"/>
    </style:style>
    <style:style style:name="T2" style:family="text">
      <style:text-properties fo:color="#ffffff" style:font-name="SauceCodePro Nerd Font" fo:font-size="28pt"/>
    </style:style>
    <style:style style:name="T3" style:family="text">
      <style:text-properties fo:color="#ffffff"/>
    </style:style>
    <style:style style:name="T4" style:family="text">
      <style:text-properties style:text-position="super 58%"/>
    </style:style>
    <style:style style:name="T5" style:family="text">
      <style:text-properties fo:color="#ffffff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ffffff"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style:font-name="SauceCodePro Nerd Font"/>
    </style:style>
    <style:style style:name="T10" style:family="text">
      <style:text-properties fo:color="#ffffff" style:font-name="SauceCodePro Nerd Fon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6.67cm" svg:height="3.905cm" svg:x="0.762cm" svg:y="5.372cm" presentation:class="title" presentation:user-transformed="true">
          <draw:text-box>
            <text:p text:style-name="P1">Build, deploy and scale: Django, GraphQL and SPA</text:p>
          </draw:text-box>
        </draw:frame>
        <draw:frame draw:style-name="gr1" draw:text-style-name="P3" draw:layer="layout" svg:width="16.002cm" svg:height="1.847cm" svg:x="6.096cm" svg:y="10.668cm">
          <draw:text-box>
            <text:p text:style-name="P2"><text:span text:style-name="T1">@dhilipsiv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@dhilipsiva</text:p>
          </draw:text-box>
        </draw:frame>
        <draw:frame presentation:style-name="pr4" draw:text-style-name="P7" draw:layer="layout" svg:width="25.199cm" svg:height="10.184cm" svg:x="1.4cm" svg:y="3.685cm" presentation:class="subtitle" presentation:user-transformed="true">
          <draw:text-box>
            <text:list text:style-name="L3">
              <text:list-item>
                <text:p text:style-name="P6">Optimistic Nihilist</text:p>
              </text:list-item>
              <text:list-item>
                <text:p text:style-name="P6">Democratic Socialist</text:p>
              </text:list-item>
              <text:list-item>
                <text:p text:style-name="P6">I code for fun &amp; profit</text:p>
              </text:list-item>
              <text:list-item>
                <text:p text:style-name="P6">I love Science, Python, FOSS &amp; <text:s/>தமிழ்</text:p>
              </text:list-item>
              <text:list-item>
                <text:p text:style-name="P6">Dad of 2. Environmentalist. Story Teller. Gamer.</text:p>
              </text:list-item>
              <text:list-item>
                <text:p text:style-name="P6">Jack of all trades &amp; Master of none</text:p>
              </text:list-item>
              <text:list-item>
                <text:p text:style-name="P6">A volunteer for progressives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5" draw:text-style-name="P10" draw:layer="layout" svg:width="25.199cm" svg:height="12.19cm" svg:x="1.471cm" svg:y="1.78cm" presentation:class="subtitle" presentation:user-transformed="true">
          <draw:text-box>
            <text:p text:style-name="P9">I have no idea what I am talking about 🤪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Credentials</text:p>
          </draw:text-box>
        </draw:frame>
        <draw:frame presentation:style-name="pr4" draw:text-style-name="P7" draw:layer="layout" svg:width="25.199cm" svg:height="11.161cm" svg:x="1.4cm" svg:y="3.685cm" presentation:class="subtitle" presentation:user-transformed="true">
          <draw:text-box>
            <text:list text:style-name="L3">
              <text:list-item>
                <text:p text:style-name="P6">11+ years of professional experience in python </text:p>
              </text:list-item>
              <text:list-item>
                <text:p text:style-name="P6">Built over 20 different products using django alone</text:p>
              </text:list-item>
              <text:list-item>
                <text:p text:style-name="P6">Scaled more than 5 products to serve millions of requests per second</text:p>
              </text:list-item>
              <text:list-item>
                <text:p text:style-name="P6">Built a Device Farm (iOS and Android)</text:p>
              </text:list-item>
              <text:list-item>
                <text:p text:style-name="P6">Involved in building a Bitcoin mining farm with Rpi + ASIC (aws for miners)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5" draw:layer="layout" svg:width="25.199cm" svg:height="2.629cm" svg:x="1.27cm" svg:y="3.721cm" presentation:class="title" presentation:user-transformed="true">
          <draw:text-box>
            <text:p text:style-name="P5">Profession</text:p>
          </draw:text-box>
        </draw:frame>
        <draw:frame presentation:style-name="pr4" draw:text-style-name="P12" draw:layer="layout" svg:width="25.199cm" svg:height="9.134cm" svg:x="1.471cm" svg:y="6.868cm" presentation:class="subtitle" presentation:user-transformed="true">
          <draw:text-box>
            <text:p text:style-name="P11">VP of Engineering @ Reckonsys</text:p>
            <text:p text:style-name="P11"/>
            <text:p text:style-name="P11"><text:span text:style-name="T2">Hitoshīkage @ Nitimi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Why GraphQL?</text:p>
          </draw:text-box>
        </draw:frame>
        <draw:frame presentation:style-name="pr4" draw:text-style-name="P14" draw:layer="layout" svg:width="25.199cm" svg:height="11.377cm" svg:x="1.4cm" svg:y="3.685cm" presentation:class="subtitle" presentation:user-transformed="true">
          <draw:text-box>
            <text:list text:style-name="L3">
              <text:list-item>
                <text:p text:style-name="P13">Much more standardized than the fragmented RESTful implementations</text:p>
              </text:list-item>
              <text:list-item>
                <text:p text:style-name="P13">Out-of-box live &amp; browsable documentation</text:p>
              </text:list-item>
              <text:list-item>
                <text:p text:style-name="P13">No back-and-forth communication between API developer and SPA developer</text:p>
              </text:list-item>
              <text:list-item>
                <text:p text:style-name="P13">Precise queries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5" draw:text-style-name="P15" draw:layer="layout" svg:width="25.199cm" svg:height="12.19cm" svg:x="1.524cm" svg:y="2.288cm" presentation:class="subtitle" presentation:user-transformed="true">
          <draw:text-box>
            <text:p text:style-name="P5">Let’s look at our (buggy 😬) demo app</text:p>
            <text:p text:style-name="P5"><text:span text:style-name="T3"><text:a xlink:href="https://stackopenflow.space/" xlink:type="simple">https://stackopenflow.space</text:a></text:span></text:p>
            <text:p text:style-name="P5"/>
            <text:p text:style-name="P5">It is a very silly StackOverflow clone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Stack</text:p>
          </draw:text-box>
        </draw:frame>
        <draw:frame presentation:style-name="pr6" draw:text-style-name="P5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5">Python</text:p>
              </text:list-item>
              <text:list-item>
                <text:p text:style-name="P5">Django</text:p>
              </text:list-item>
              <text:list-item>
                <text:p text:style-name="P5">Graphene</text:p>
              </text:list-item>
              <text:list-item>
                <text:p text:style-name="P5">Django-graphql-jwt</text:p>
              </text:list-item>
              <text:list-item>
                <text:p text:style-name="P5">Django-rules</text:p>
              </text:list-item>
              <text:list-item>
                <text:p text:style-name="P5">postgres</text:p>
              </text:list-item>
            </text:list>
          </draw:text-box>
        </draw:frame>
        <draw:frame presentation:style-name="pr6" draw:text-style-name="P5" draw:layer="layout" svg:width="12.297cm" svg:height="9.134cm" svg:x="14.313cm" svg:y="3.685cm" presentation:class="outline" presentation:user-transformed="true">
          <draw:text-box>
            <text:list text:style-name="L4">
              <text:list-item>
                <text:p text:style-name="P5">JavaScript</text:p>
              </text:list-item>
              <text:list-item>
                <text:p text:style-name="P5">React</text:p>
              </text:list-item>
              <text:list-item>
                <text:p text:style-name="P5">Relay</text:p>
              </text:list-item>
              <text:list-item>
                <text:p text:style-name="P5">easy-peasy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text-style-name="P16" draw:layer="layout" svg:width="12.297cm" svg:height="11.684cm" svg:x="1.419cm" svg:y="3.302cm" presentation:class="outline" presentation:user-transformed="true">
          <draw:text-box>
            <text:p text:style-name="P16">Graphene</text:p>
            <text:list text:style-name="L4">
              <text:list-item>
                <text:p text:style-name="P13">Custom field defs</text:p>
              </text:list-item>
              <text:list-item>
                <text:p text:style-name="P13">Syncronous</text:p>
              </text:list-item>
              <text:list-item>
                <text:p text:style-name="P13">Mature</text:p>
              </text:list-item>
              <text:list-item>
                <text:p text:style-name="P13">Status Quo</text:p>
              </text:list-item>
              <text:list-item>
                <text:p text:style-name="P13">Fantastic Django integration</text:p>
              </text:list-item>
            </text:list>
          </draw:text-box>
        </draw:frame>
        <draw:frame presentation:style-name="pr6" draw:text-style-name="P16" draw:layer="layout" svg:width="12.297cm" svg:height="11.674cm" svg:x="14.313cm" svg:y="3.302cm" presentation:class="outline" presentation:user-transformed="true">
          <draw:text-box>
            <text:p text:style-name="P16">Strawberry.rocks</text:p>
            <text:list text:style-name="L4">
              <text:list-item>
                <text:p text:style-name="P13">Dataclasses</text:p>
              </text:list-item>
              <text:list-item>
                <text:p text:style-name="P13">Asyncronous</text:p>
              </text:list-item>
              <text:list-item>
                <text:p text:style-name="P13">Not-so-mature</text:p>
              </text:list-item>
              <text:list-item>
                <text:p text:style-name="P13">Future (maybe)</text:p>
              </text:list-item>
              <text:list-item>
                <text:p text:style-name="P13">Very minimal Django integration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 text:style-name="P17">Per-object perms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Choose a rule based framework (like django-rules) over a DB-based framework (guardian)</text:p>
              </text:list-item>
              <text:list-item>
                <text:p text:style-name="P5">Less DB calls = less latency</text:p>
              </text:list-item>
              <text:list-item>
                <text:p text:style-name="P5">No unnecessary migrations gue to change in logic</text:p>
              </text:list-item>
              <text:list-item>
                <text:p text:style-name="P5">Easier to maintain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Why React?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Plays really well with GraphQL (Facebook being a big proponent of both React and GraphQL)</text:p>
              </text:list-item>
              <text:list-item>
                <text:p text:style-name="P5">Can build native applications with react-native. So a front-end engineer can easily scale-up as a mobile application developer.</text:p>
              </text:list-item>
              <text:list-item>
                <text:p text:style-name="P5">Second only to vue.js in terms of community/popularity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Why Relay?</text:p>
          </draw:text-box>
        </draw:frame>
        <draw:frame presentation:style-name="pr4" draw:text-style-name="P7" draw:layer="layout" svg:width="25.199cm" svg:height="11.168cm" svg:x="1.4cm" svg:y="3.685cm" presentation:class="subtitle" presentation:user-transformed="true">
          <draw:text-box>
            <text:list text:style-name="L3">
              <text:list-item>
                <text:p text:style-name="P6">Relay’s APIs are cleaner compared to Apollo</text:p>
              </text:list-item>
              <text:list-item>
                <text:p text:style-name="P6">Hooks are 1<text:span text:style-name="T4">st</text:span> class citizens</text:p>
              </text:list-item>
              <text:list-item>
                <text:p text:style-name="P6">Out of box caching support</text:p>
              </text:list-item>
              <text:list-item>
                <text:p text:style-name="P6">Backed by Facebook (just like GraphQL and React) so React has excellent integration.</text:p>
              </text:list-item>
              <text:list-item>
                <text:p text:style-name="P6">Relay-compiler is fantastic at catching errors <text:s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8" draw:layer="layout" svg:width="25.199cm" svg:height="2.629cm" svg:x="1.725cm" svg:y="0.628cm" presentation:class="title" presentation:user-transformed="true">
          <draw:text-box>
            <text:p text:style-name="P18">Why easy-peasy?</text:p>
          </draw:text-box>
        </draw:frame>
        <draw:frame presentation:style-name="pr4" draw:text-style-name="P14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13">Hooks are 1<text:span text:style-name="T4">st</text:span> class citizens</text:p>
              </text:list-item>
              <text:list-item>
                <text:p text:style-name="P13">Less boilerplate</text:p>
              </text:list-item>
              <text:list-item>
                <text:p text:style-name="P13">Pleasant APIs</text:p>
              </text:list-item>
              <text:list-item>
                <text:p text:style-name="P13">Ease of use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18" draw:layer="layout" svg:width="25.199cm" svg:height="2.629cm" svg:x="1.4cm" svg:y="0.628cm" presentation:class="title" presentation:user-transformed="true">
          <draw:text-box>
            <text:p text:style-name="P18">Project Layout</text:p>
          </draw:text-box>
        </draw:frame>
        <draw:frame presentation:style-name="pr4" draw:text-style-name="P14" draw:layer="layout" svg:width="25.199cm" svg:height="9.955cm" svg:x="1.4cm" svg:y="3.685cm" presentation:class="subtitle" presentation:user-transformed="true">
          <draw:text-box>
            <text:list text:style-name="L3">
              <text:list-item>
                <text:p text:style-name="P13">All other django apps are placed under the django root “stackopenflow” app (the module that contains settings.py, urls.py, wsgi.py, etc)</text:p>
              </text:list-item>
              <text:list-item>
                <text:p text:style-name="P13">Therefore, all imports are namespaced with “stackopenflow”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8" draw:layer="layout" svg:width="25.199cm" svg:height="2.629cm" svg:x="1.4cm" svg:y="0.628cm" presentation:class="title" presentation:user-transformed="true">
          <draw:text-box>
            <text:p text:style-name="P18">Typical Modules</text:p>
          </draw:text-box>
        </draw:frame>
        <draw:frame presentation:style-name="pr4" draw:text-style-name="P19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16">admin.py <text:s/></text:p>
              </text:list-item>
              <text:list-item>
                <text:p text:style-name="P16">apps.py <text:s/></text:p>
              </text:list-item>
              <text:list-item>
                <text:p text:style-name="P16">models.py <text:s/></text:p>
              </text:list-item>
              <text:list-item>
                <text:p text:style-name="P16">tests.py <text:s/></text:p>
              </text:list-item>
              <text:list-item>
                <text:p text:style-name="P16">views.py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5">Our Modules</text:p>
          </draw:text-box>
        </draw:frame>
        <draw:frame presentation:style-name="pr6" draw:text-style-name="P5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5">admin.py</text:p>
              </text:list-item>
              <text:list-item>
                <text:p text:style-name="P5">apps.py</text:p>
              </text:list-item>
              <text:list-item>
                <text:p text:style-name="P5">behaviours.py</text:p>
              </text:list-item>
              <text:list-item>
                <text:p text:style-name="P5">choices.py</text:p>
              </text:list-item>
              <text:list-item>
                <text:p text:style-name="P5">inputs.py</text:p>
                <text:p text:style-name="P5"/>
              </text:list-item>
            </text:list>
          </draw:text-box>
        </draw:frame>
        <draw:frame presentation:style-name="pr8" draw:text-style-name="P20" draw:layer="layout" svg:width="12.297cm" svg:height="9.134cm" svg:x="14.313cm" svg:y="3.685cm" presentation:class="outline" presentation:user-transformed="true">
          <draw:text-box>
            <text:list text:style-name="L5">
              <text:list-item>
                <text:p text:style-name="P20">models.py</text:p>
              </text:list-item>
              <text:list-item>
                <text:p text:style-name="P20">mutations.py</text:p>
              </text:list-item>
              <text:list-item>
                <text:p text:style-name="P20">queries.py</text:p>
              </text:list-item>
              <text:list-item>
                <text:p text:style-name="P20">tests.py</text:p>
              </text:list-item>
              <text:list-item>
                <text:p text:style-name="P20">types.py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5" draw:text-style-name="P15" draw:layer="layout" svg:width="25.199cm" svg:height="12.19cm" svg:x="1.778cm" svg:y="1.524cm" presentation:class="subtitle" presentation:user-transformed="true">
          <draw:text-box>
            <text:p text:style-name="P5">Let’s walk through the source code </text:p>
            <text:p text:style-name="P5">Django &amp; React</text:p>
            <text:p text:style-name="P5"/>
            <text:p text:style-name="P5"><text:span text:style-name="T5"><text:a xlink:href="https://github.com/djconeu2021/stackopenflow-api" xlink:type="simple">https://github.com/djconeu2021/stackopenflow-api</text:a></text:span></text:p>
            <text:p text:style-name="P5"><text:span text:style-name="T5"><text:a xlink:href="https://github.com/djconeu2021/stackopenflow-app" xlink:type="simple">https://github.com/djconeu2021/stackopenflow-app</text:a></text:span></text:p>
            <text:p text:style-name="P5"><text:span text:style-name="T5"/></text:p>
          </draw:text-box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bigga</text:p>
          </draw:text-box>
        </draw:frame>
        <draw:frame presentation:style-name="pr4" draw:text-style-name="P14" draw:layer="layout" svg:width="25.199cm" svg:height="11.377cm" svg:x="1.4cm" svg:y="3.685cm" presentation:class="subtitle" presentation:user-transformed="true">
          <draw:text-box>
            <text:list text:style-name="L3">
              <text:list-item>
                <text:p text:style-name="P13">https://github.com/djconeu2021/bigga</text:p>
              </text:list-item>
              <text:list-item>
                <text:p text:style-name="P13">A docker-compose based deployment</text:p>
              </text:list-item>
              <text:list-item>
                <text:p text:style-name="P13">Can be configured to be used to docker-swarm with minimal changes</text:p>
              </text:list-item>
              <text:list-item>
                <text:p text:style-name="P13">Handy for local development too</text:p>
              </text:list-item>
              <text:list-item>
                <text:p text:style-name="P13">Suitable for cheap, non-production workloads</text:p>
              </text:list-item>
              <text:list-item>
                <text:p text:style-name="P13">Code walk through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AWS copilot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https://aws.github.io/copilot-cli</text:p>
              </text:list-item>
              <text:list-item>
                <text:p text:style-name="P5">ECS on AWS Fargate (serverless containers)</text:p>
              </text:list-item>
              <text:list-item>
                <text:p text:style-name="P5">Very reliable &amp; scaleable, but vendor dependent</text:p>
              </text:list-item>
              <text:list-item>
                <text:p text:style-name="P5">Easy auto scaling configuration</text:p>
              </text:list-item>
              <text:list-item>
                <text:p text:style-name="P5">Cheaper &amp; faster than Lambda (serverless functions)</text:p>
              </text:list-item>
              <text:list-item>
                <text:p text:style-name="P5">But be sure set-up along with tools <text:s/>like Terraform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21">SPA Deployment</text:p>
          </draw:text-box>
        </draw:frame>
        <draw:frame presentation:style-name="pr4" draw:text-style-name="P23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22">S3 + CloudFront + ACM</text:p>
              </text:list-item>
              <text:list-item>
                <text:p text:style-name="P22">Cheaper than alternatives like Netlify</text:p>
              </text:list-item>
              <text:list-item>
                <text:p text:style-name="P22">Less latency</text:p>
              </text:list-item>
              <text:list-item>
                <text:p text:style-name="P22">Manual Setup: <text:span text:style-name="T6"><text:a xlink:href="https://github.com/reckonsys/bigga/blob/community/S3_FRONTEND_DEPLOYMENT.md" xlink:type="simple">https://github.com/reckonsys/bigga/blob/community/S3_FRONTEND_DEPLOYMENT.md</text:a></text:span></text:p>
              </text:list-item>
              <text:list-item>
                <text:p text:style-name="P22"><text:span text:style-name="T7">Pyinvoke Script:</text:span> <text:span text:style-name="T8"><text:a xlink:href="https://github.com/reckonsys/bigga/blob/community/tasks.py" xlink:type="simple">https://github.com/reckonsys/bigga/blob/community/tasks.py</text:a>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Thank You</text:p>
          </draw:text-box>
        </draw:frame>
        <draw:frame presentation:style-name="pr9" draw:text-style-name="P25" draw:layer="layout" svg:width="25.199cm" svg:height="10.409cm" svg:x="1.4cm" svg:y="3.049cm" presentation:class="subtitle" presentation:user-transformed="true">
          <draw:text-box>
            <text:p text:style-name="P24"><text:span text:style-name="T9">@dhilipsiva</text:span></text:p>
            <text:p text:style-name="P24"><text:span text:style-name="T10"><text:a xlink:href="mailto:dhilipsiva@pm.me" xlink:type="simple">dhilipsiva@pm.me</text:a></text:span></text:p>
            <text:p text:style-name="P24"><text:span text:style-name="T10"><text:a xlink:href="https://dhilipsiva.com/" xlink:type="simple">https://dhilipsiva.com</text:a></text:span></text:p>
            <text:p text:style-name="P24"><text:span text:style-name="T10"><text:a xlink:href="https://t.me/dhilipsiva" xlink:type="simple">https://t.me/dhilipsiva</text:a></text:span></text:p>
            <text:p text:style-name="P24"/>
          </draw:text-box>
        </draw:frame>
        <presentation:notes draw:style-name="dp3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uceCodePro Nerd Font" svg:font-family="'SauceCodePro Nerd Fo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140000000B412F6B5EF1E228AA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2:59:59.830534191</meta:creation-date>
    <dc:date>2021-05-24T01:21:24.535693028</dc:date>
    <meta:editing-duration>PT3M26S</meta:editing-duration>
    <meta:editing-cycles>2</meta:editing-cycles>
    <meta:generator>LibreOffice/6.4.7.2$Linux_X86_64 LibreOffice_project/40$Build-2</meta:generator>
    <meta:document-statistic meta:object-count="104"/>
  </office:meta>
</office:document-meta>
</file>